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4.38pt" svg:x="257.56pt" svg:y="10.4pt">
            <draw:object draw:notify-on-update-of-ranges="Sheet1.A1:Sheet1.A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41pt" svg:x="252.88pt" svg:y="283.18pt">
            <draw:object draw:notify-on-update-of-ranges="Sheet1.B1:Sheet1.B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4.38pt" svg:x="259.11pt" svg:y="565.6pt">
            <draw:object draw:notify-on-update-of-ranges="Sheet1.C1:Sheet1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ulkošanas tab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CDA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grieztā Dec tabula</text:p>
          </table:table-cell>
          <table:table-cell table:number-columns-repeated="2"/>
          <table:table-cell table:style-name="ce1" office:value-type="string" calcext:value-type="string">
            <text:p>s_count</text:p>
          </table:table-cell>
          <table:table-cell table:style-name="ce1" office:value-type="string" calcext:value-type="string">
            <text:p>m_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7:46:48.39170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35:21.203165486</meta:creation-date>
    <dc:date>2019-01-12T22:39:55.087131382</dc:date>
    <meta:editing-duration>PT3H30M24S</meta:editing-duration>
    <meta:editing-cycles>3</meta:editing-cycles>
    <meta:generator>LibreOffice/6.0.7.3$Linux_X86_64 LibreOffice_project/00m0$Build-3</meta:generator>
    <meta:document-statistic meta:table-count="1" meta:cell-count="2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line" chart:style-name="ch1">
        <chart:legend chart:legend-position="end" svg:x="13.72cm" svg:y="4.186cm" style:legend-expansion="high" chart:style-name="ch2"/>
        <chart:plot-area chart:style-name="ch3" table:cell-range-address="Sheet1.A1:Sheet1.A48" svg:x="0.319cm" svg:y="0.179cm" svg:width="13.082cm" svg:height="8.617cm">
          <chartooo:coordinate-region svg:x="0.944cm" svg:y="0.38cm" svg:width="12.457cm" svg:height="7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line" chart:style-name="ch1">
        <chart:legend chart:legend-position="end" svg:x="13.719cm" svg:y="4.187cm" style:legend-expansion="high" chart:style-name="ch2"/>
        <chart:plot-area chart:style-name="ch3" table:cell-range-address="Sheet1.B1:Sheet1.B48" svg:x="0.319cm" svg:y="0.179cm" svg:width="13.081cm" svg:height="8.618cm">
          <chartooo:coordinate-region svg:x="0.944cm" svg:y="0.38cm" svg:width="12.456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line" chart:style-name="ch1">
        <chart:legend chart:legend-position="end" svg:x="13.72cm" svg:y="4.186cm" style:legend-expansion="high" chart:style-name="ch2"/>
        <chart:plot-area chart:style-name="ch3" table:cell-range-address="Sheet1.C1:Sheet1.C48" svg:x="0.319cm" svg:y="0.179cm" svg:width="13.082cm" svg:height="8.617cm">
          <chartooo:coordinate-region svg:x="0.944cm" svg:y="0.38cm" svg:width="12.457cm" svg:height="7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